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4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FC-CAMBORIÚ</text:span></text:p>
      <text:p text:style-name="Standard"><text:span text:style-name="T1">CURSO SUPERIOR DE TECNOLOGIA EM SISTEMAS PARA INTERNET</text:span></text:p>
      <text:p text:style-name="Standard"><text:span text:style-name="T1">PROGRAMAÇÃO ORIENTADA A OBJETOS I</text:span></text:p>
      <text:p text:style-name="Standard"><text:span text:style-name="T1">prof. Rafael de Moura Speroni</text:span></text:p>
      <text:p text:style-name="Standard"/>
      <text:p text:style-name="P1">Para cada exercício, crie um novo projeto, e faça os testes na classe principal (aquela que contém o método main).</text:p>
      <text:p text:style-name="P1"/>
      <text:list xml:id="list799845826" text:style-name="WWNum1">
        <text:list-item>
          <text:p text:style-name="P2">Crie uma classe para representar uma Conta Corrente, que deverá ter como propriedades o número da agência, o número da conta, o saldo, e limite. Como métodos, implementar saque(), deposito() e saldo().</text:p>
        </text:list-item>
      </text:list>
      <text:p text:style-name="P3"/>
      <text:list xml:id="list91636142111779" text:continue-numbering="true" text:style-name="WWNum1">
        <text:list-item>
          <text:p text:style-name="P2">Crie uma classe para representar uma calculadora básica, que faça operações com dois números. Considere, portanto, que a classe Calculadora tem duas propriedades (por ex. num1, num2), e quatro métodos (soma, subtracao, multiplicacao, divisao). Teste a utilização da calculadora.</text:p>
        </text:list-item>
      </text:list>
      <text:p text:style-name="P3"><text:s/></text:p>
      <text:p text:style-name="P3"/>
      <text:list xml:id="list91634697411695" text:continue-numbering="true" text:style-name="WWNum1">
        <text:list-item>
          <text:p text:style-name="P2">Crie uma classe em chamada Data que inclui três informações como propriedades: mês, dia, e ano.</text:p>
          <text:list>
            <text:list-item>
              <text:p text:style-name="P4">A classe deve ter um método construtor que inicializa as três variáveis, e assume que os valores fornecidos são corretos.</text:p>
            </text:list-item>
            <text:list-item>
              <text:p text:style-name="P4">Crie um método chamado displayData() que exibe o dia, o mês e o ano separados por barras normais ( / ). </text:p>
            </text:list-item>
            <text:list-item>
              <text:p text:style-name="P4">Na classe principal, no método main, crie duas instâncias de data, e teste o método displayData().</text:p>
            </text:list-item>
          </text:list>
        </text:list-item>
      </text:list>
      <text:p text:style-name="P3"/>
      <text:p text:style-name="P3"/>
      <text:list xml:id="list91635011211741" text:continue-numbering="true" text:style-name="WWNum1">
        <text:list-item>
          <text:p text:style-name="P2">Crie uma classe para representar uma pessoa, considerando que tenha as propriedades nome, data de nascimento e altura. Crie métodos para atribuir valor a cada uma destas propriedades. Crie métodos para retornar o valor de cada uma destas propriedades. Crie um método que calcule a idade da pessoa. Teste os métodos.</text:p>
        </text:list-item>
      </text:list>
      <text:p text:style-name="P3"/>
      <text:p text:style-name="P3"/>
      <text:list xml:id="list91634896521783" text:continue-numbering="true" text:style-name="WWNum1">
        <text:list-item>
          <text:p text:style-name="P2">Crie uma classe denominada Elevador para armazenar as informações de um elevador dentro de um prédio. A classe deve armazenar o andar atual (térreo = 0), total de andares no prédio (desconsiderando o térreo), capacidade do elevador e quantas pessoas estão presentes nele. A classe deve também disponibilizar os seguintes métodos:</text:p>
        </text:list-item>
      </text:list>
      <text:p text:style-name="P3"><text:span text:style-name="T1">Inicializa</text:span>: que deve receber como parâmetros a capacidade do elevador e o total de andares no prédio (os elevadores sempre começam no térreo e vazio);</text:p>
      <text:p text:style-name="P3"><text:span text:style-name="T1">Entra</text:span>: para acrescentar uma pessoa no elevador (só deve acrescentar se ainda houver espaço);</text:p>
      <text:p text:style-name="P3"><text:span text:style-name="T1">Sai</text:span>: para remover uma pessoa do elevador (só deve remover se houver alguém dentro dele);</text:p>
      <text:p text:style-name="P3"><text:soft-page-break/><text:span text:style-name="T1">Sobe</text:span>: para subir um andar (não deve subir se já estiver no último andar); </text:p>
      <text:p text:style-name="P3"><text:span text:style-name="T1">Desce</text:span>: para descer um andar (não deve descer se já estiver no térreo);</text:p>
      <text:p text:style-name="P3"><text:span text:style-name="T1">Status</text:span>: Exibe o status atual do elevador (andar, capacidade, quantidade de pessoas).</text:p>
      <text:p text:style-name="P3">Faça o teste da classe, testando os métodos. Lembre-se de que quando uma instância for criada, o elevador deverá ser inicializado</text:p>
      <text:p text:style-name="P3"/>
      <text:list xml:id="list91635757730155" text:continue-numbering="true" text:style-name="WWNum1">
        <text:list-item>
          <text:p text:style-name="P2">Crie uma classe Televisao com as propriedades e métodos para:</text:p>
        </text:list-item>
      </text:list>
      <text:list xml:id="list1827597009" text:style-name="WWNum2">
        <text:list-item>
          <text:p text:style-name="P5">trocar o canal da televisão (para cima para baixo);</text:p>
        </text:list-item>
        <text:list-item>
          <text:p text:style-name="P5">trocar o canal da televisão (especificando um número);</text:p>
        </text:list-item>
        <text:list-item>
          <text:p text:style-name="P5">controle de volume (para cima e para baixo);</text:p>
        </text:list-item>
        <text:list-item>
          <text:p text:style-name="P5">botão de power (ligar/desligar);</text:p>
        </text:list-item>
        <text:list-item>
          <text:p text:style-name="P5">status (exibe se está ligada, qual o canal, e qual o volume).</text:p>
        </text:list-item>
      </text:list>
      <text:p text:style-name="P1"><text:tab/>Teste os méto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467" meta:character-count="2815" meta:non-whitespace-character-count="2385"/>
    <meta:generator>LibreOfficeDev/6.0.5.2$Linux_X86_64 LibreOffice_project/</meta:generator>
  </office:meta>
</office:document-meta>
</file>